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2">Attack random enemies with an earth attack. Looks like - </text:span><text:span text:style-name="T2"><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2">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2">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2">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2">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2">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2">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2">To Enable Peric, give enemies AoE attacks and related de</text:span>buffs.</text:p>
          </table:table-cell>
          <table:table-cell table:number-columns-repeated="1023"/>
        </table:table-row>
        <table:table-row table:style-name="ro1">
          <table:table-cell office:value-type="string" calcext:value-type="string">
            <text:p><text:span text:style-name="T2">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Battle Speed Options</text:p>
          </table:table-cell>
          <table:table-cell office:value-type="string" calcext:value-type="string">
            <text:p>Todo*</text:p>
          </table:table-cell>
          <table:table-cell office:value-type="string" calcext:value-type="string">
            <text:p>Include Normal, Slow, and Wai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2"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13:18:01.13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13:19:43.450000000</dc:date>
    <meta:editing-duration>P6DT16H22M55S</meta:editing-duration>
    <meta:editing-cycles>512</meta:editing-cycles>
    <meta:generator>LibreOffice/7.1.0.3$Windows_X86_64 LibreOffice_project/f6099ecf3d29644b5008cc8f48f42f4a40986e4c</meta:generator>
    <meta:document-statistic meta:table-count="6" meta:cell-count="518" meta:object-count="0"/>
  </office:meta>
</office:document-meta>
</file>